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bNoeuds</text:p>
          </table:table-cell>
          <table:table-cell office:value-type="string" table:style-name="ce2">
            <text:p>TempsBellman(ms)</text:p>
          </table:table-cell>
          <table:table-cell office:value-type="string" table:style-name="ce1">
            <text:p>TempsDijkstra(ms)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3155999999999999" table:style-name="ce1">
            <text:p>4,3156</text:p>
          </table:table-cell>
          <table:table-cell office:value-type="float" office:value="4.0197000000000003" table:style-name="ce1">
            <text:p>4,01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6524999999999999" table:style-name="ce1">
            <text:p>3,6525</text:p>
          </table:table-cell>
          <table:table-cell office:value-type="float" office:value="4.0465999999999998" table:style-name="ce1">
            <text:p>4,046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8845000000000001" table:style-name="ce1">
            <text:p>3,8845</text:p>
          </table:table-cell>
          <table:table-cell office:value-type="float" office:value="3.9257" table:style-name="ce1">
            <text:p>3,925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5865999999999998" table:style-name="ce1">
            <text:p>3,5866</text:p>
          </table:table-cell>
          <table:table-cell office:value-type="float" office:value="4.0160999999999998" table:style-name="ce1">
            <text:p>4,016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97" table:style-name="ce1">
            <text:p>3,97</text:p>
          </table:table-cell>
          <table:table-cell office:value-type="float" office:value="3.8561999999999999" table:style-name="ce1">
            <text:p>3,856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6852" table:style-name="ce1">
            <text:p>4,6852</text:p>
          </table:table-cell>
          <table:table-cell office:value-type="float" office:value="4.6963999999999997" table:style-name="ce1">
            <text:p>4,696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1368999999999998" table:style-name="ce1">
            <text:p>5,1369</text:p>
          </table:table-cell>
          <table:table-cell office:value-type="float" office:value="4.4363999999999999" table:style-name="ce1">
            <text:p>4,436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9707999999999997" table:style-name="ce1">
            <text:p>4,9708</text:p>
          </table:table-cell>
          <table:table-cell office:value-type="float" office:value="4.5472999999999999" table:style-name="ce1">
            <text:p>4,547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9287000000000001" table:style-name="ce1">
            <text:p>4,9287</text:p>
          </table:table-cell>
          <table:table-cell office:value-type="float" office:value="4.4969000000000001" table:style-name="ce1">
            <text:p>4,496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8933" table:style-name="ce1">
            <text:p>4,8933</text:p>
          </table:table-cell>
          <table:table-cell office:value-type="float" office:value="5.3914999999999997" table:style-name="ce1">
            <text:p>5,391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5808999999999997" table:style-name="ce1">
            <text:p>4,5809</text:p>
          </table:table-cell>
          <table:table-cell office:value-type="float" office:value="5.9276999999999997" table:style-name="ce1">
            <text:p>5,927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5742000000000003" table:style-name="ce1">
            <text:p>4,5742</text:p>
          </table:table-cell>
          <table:table-cell office:value-type="float" office:value="4.4382999999999999" table:style-name="ce1">
            <text:p>4,438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6211000000000002" table:style-name="ce1">
            <text:p>5,6211</text:p>
          </table:table-cell>
          <table:table-cell office:value-type="float" office:value="4.9207999999999998" table:style-name="ce1">
            <text:p>4,920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.0384000000000002" table:style-name="ce1">
            <text:p>6,0384</text:p>
          </table:table-cell>
          <table:table-cell office:value-type="float" office:value="5.9973999999999998" table:style-name="ce1">
            <text:p>5,997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911000000000001" table:style-name="ce1">
            <text:p>5,2911</text:p>
          </table:table-cell>
          <table:table-cell office:value-type="float" office:value="5.3379000000000003" table:style-name="ce1">
            <text:p>5,337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9486999999999997" table:style-name="ce1">
            <text:p>6,9487</text:p>
          </table:table-cell>
          <table:table-cell office:value-type="float" office:value="6.7244999999999999" table:style-name="ce1">
            <text:p>6,724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4730999999999996" table:style-name="ce1">
            <text:p>6,4731</text:p>
          </table:table-cell>
          <table:table-cell office:value-type="float" office:value="5.7089999999999996" table:style-name="ce1">
            <text:p>5,70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1523000000000003" table:style-name="ce1">
            <text:p>6,1523</text:p>
          </table:table-cell>
          <table:table-cell office:value-type="float" office:value="5.8087" table:style-name="ce1">
            <text:p>5,808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859" table:style-name="ce1">
            <text:p>6,859</text:p>
          </table:table-cell>
          <table:table-cell office:value-type="float" office:value="7.1007999999999996" table:style-name="ce1">
            <text:p>7,100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8063000000000002" table:style-name="ce1">
            <text:p>6,8063</text:p>
          </table:table-cell>
          <table:table-cell office:value-type="float" office:value="5.5290999999999997" table:style-name="ce1">
            <text:p>5,529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.7677999999999994" table:style-name="ce1">
            <text:p>8,7678</text:p>
          </table:table-cell>
          <table:table-cell office:value-type="float" office:value="8.5198" table:style-name="ce1">
            <text:p>8,519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.1012000000000004" table:style-name="ce1">
            <text:p>9,1012</text:p>
          </table:table-cell>
          <table:table-cell office:value-type="float" office:value="7.0180999999999996" table:style-name="ce1">
            <text:p>7,018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4810999999999996" table:style-name="ce1">
            <text:p>8,4811</text:p>
          </table:table-cell>
          <table:table-cell office:value-type="float" office:value="8.6873000000000005" table:style-name="ce1">
            <text:p>8,687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4476999999999993" table:style-name="ce1">
            <text:p>8,4477</text:p>
          </table:table-cell>
          <table:table-cell office:value-type="float" office:value="6.9635999999999996" table:style-name="ce1">
            <text:p>6,963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.6213999999999995" table:style-name="ce1">
            <text:p>8,6214</text:p>
          </table:table-cell>
          <table:table-cell office:value-type="float" office:value="7.0678000000000001" table:style-name="ce1">
            <text:p>7,067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.2436000000000007" table:style-name="ce1">
            <text:p>9,2436</text:p>
          </table:table-cell>
          <table:table-cell office:value-type="float" office:value="7.3966000000000003" table:style-name="ce1">
            <text:p>7,396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376200000000001" table:style-name="ce1">
            <text:p>13,3762</text:p>
          </table:table-cell>
          <table:table-cell office:value-type="float" office:value="7.8075999999999999" table:style-name="ce1">
            <text:p>7,807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.7172000000000001" table:style-name="ce1">
            <text:p>9,7172</text:p>
          </table:table-cell>
          <table:table-cell office:value-type="float" office:value="7.5799000000000003" table:style-name="ce1">
            <text:p>7,579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.3142999999999994" table:style-name="ce1">
            <text:p>8,3143</text:p>
          </table:table-cell>
          <table:table-cell office:value-type="float" office:value="9.5007000000000001" table:style-name="ce1">
            <text:p>9,500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.8965999999999994" table:style-name="ce1">
            <text:p>8,8966</text:p>
          </table:table-cell>
          <table:table-cell office:value-type="float" office:value="8.0273000000000003" table:style-name="ce1">
            <text:p>8,0273</text:p>
          </table:table-cell>
          <table:table-cell/>
          <table:table-cell table:style-name="ce1">
            <draw:frame draw:z-index="1" draw:id="id0" draw:style-name="a0" draw:name="Graphique 9" svg:x="0.3in" svg:y="0.1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7581000000000007" table:style-name="ce1">
            <text:p>9,7581</text:p>
          </table:table-cell>
          <table:table-cell office:value-type="float" office:value="7.5096999999999996" table:style-name="ce1">
            <text:p>7,509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1.2539" table:style-name="ce1">
            <text:p>11,2539</text:p>
          </table:table-cell>
          <table:table-cell office:value-type="float" office:value="7.9579000000000004" table:style-name="ce1">
            <text:p>7,957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7451000000000008" table:style-name="ce1">
            <text:p>9,7451</text:p>
          </table:table-cell>
          <table:table-cell office:value-type="float" office:value="10.3096" table:style-name="ce1">
            <text:p>10,3096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7.904499999999999" table:style-name="ce1">
            <text:p>17,9045</text:p>
          </table:table-cell>
          <table:table-cell office:value-type="float" office:value="13.398" table:style-name="ce1">
            <text:p>13,398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8.021000000000001" table:style-name="ce1">
            <text:p>18,021</text:p>
          </table:table-cell>
          <table:table-cell office:value-type="float" office:value="13.299799999999999" table:style-name="ce1">
            <text:p>13,2998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.6158" table:style-name="ce1">
            <text:p>19,6158</text:p>
          </table:table-cell>
          <table:table-cell office:value-type="float" office:value="14.5039" table:style-name="ce1">
            <text:p>14,5039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8.4056" table:style-name="ce1">
            <text:p>28,4056</text:p>
          </table:table-cell>
          <table:table-cell office:value-type="float" office:value="21.705300000000001" table:style-name="ce1">
            <text:p>21,7053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7.480799999999999" table:style-name="ce1">
            <text:p>27,4808</text:p>
          </table:table-cell>
          <table:table-cell office:value-type="float" office:value="19.997800000000002" table:style-name="ce1">
            <text:p>19,9978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0.6113" table:style-name="ce1">
            <text:p>30,6113</text:p>
          </table:table-cell>
          <table:table-cell office:value-type="float" office:value="21.310600000000001" table:style-name="ce1">
            <text:p>21,3106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3.803100000000001" table:style-name="ce1">
            <text:p>33,8031</text:p>
          </table:table-cell>
          <table:table-cell office:value-type="float" office:value="29.4162" table:style-name="ce1">
            <text:p>29,4162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4.504800000000003" table:style-name="ce1">
            <text:p>34,5048</text:p>
          </table:table-cell>
          <table:table-cell office:value-type="float" office:value="28.128" table:style-name="ce1">
            <text:p>28,1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9.182299999999998" table:style-name="ce1">
            <text:p>39,1823</text:p>
          </table:table-cell>
          <table:table-cell office:value-type="float" office:value="28.193899999999999" table:style-name="ce1">
            <text:p>28,1939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2.095799999999997" table:style-name="ce1">
            <text:p>42,0958</text:p>
          </table:table-cell>
          <table:table-cell office:value-type="float" office:value="37.830300000000001" table:style-name="ce1">
            <text:p>37,8303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52.876600000000003" table:style-name="ce1">
            <text:p>52,8766</text:p>
          </table:table-cell>
          <table:table-cell office:value-type="float" office:value="49.200699999999998" table:style-name="ce1">
            <text:p>49,2007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63.1387" table:style-name="ce1">
            <text:p>63,1387</text:p>
          </table:table-cell>
          <table:table-cell office:value-type="float" office:value="56.464599999999997" table:style-name="ce1">
            <text:p>56,4646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0.8964" table:style-name="ce1">
            <text:p>80,8964</text:p>
          </table:table-cell>
          <table:table-cell office:value-type="float" office:value="68.572800000000001" table:style-name="ce1">
            <text:p>68,5728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96.903199999999998" table:style-name="ce1">
            <text:p>96,9032</text:p>
          </table:table-cell>
          <table:table-cell office:value-type="float" office:value="77.6631" table:style-name="ce1">
            <text:p>77,6631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93.673599999999993" table:style-name="ce1">
            <text:p>93,6736</text:p>
          </table:table-cell>
          <table:table-cell office:value-type="float" office:value="77.862899999999996" table:style-name="ce1">
            <text:p>77,8629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97.069000000000003" table:style-name="ce1">
            <text:p>97,069</text:p>
          </table:table-cell>
          <table:table-cell office:value-type="float" office:value="79.152299999999997" table:style-name="ce1">
            <text:p>79,1523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aeticia HAROUNA</meta:initial-creator>
    <dc:creator>Laeticia HAROUNA</dc:creator>
    <meta:creation-date>2023-05-26T17:01:43Z</meta:creation-date>
    <dc:date>2023-05-26T18:37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svg:x="108.5424409448819pt" svg:y="6.0pt" chart:style-name="CT00">
          <text:p text:style-name="a0" text:class-names="" text:cond-style-name="">Performances algorithmes<text:line-break/>BellmanFord - Dijkstr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euil1.$A$2:.$A$50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Feuil1.$B$1" chart:values-cell-range-address="Feuil1.$B$2:.$B$50" chart:class="chart:line" chart:attached-axis="primary-y" chart:style-name="G0S0">
            <chart:data-point chart:repeated="49"/>
          </chart:series>
          <chart:series chart:label-cell-address="Feuil1.$C$1" chart:values-cell-range-address="Feuil1.$C$2:.$C$50" chart:class="chart:line" chart:attached-axis="primary-y" chart:style-name="G0S1"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